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>
            <text:p>Cuaderno A5</text:p>
          </table:table-cell>
          <table:table-cell>
            <text:p>Cuaderno rayado de tapa blanda con 80 hojas</text:p>
          </table:table-cell>
          <table:table-cell>
            <text:p>4.5</text:p>
          </table:table-cell>
        </table:table-row>
        <table:table-row>
          <table:table-cell>
            <text:p>Bolígrafo Azul</text:p>
          </table:table-cell>
          <table:table-cell>
            <text:p>Bolígrafo de tinta azul con punta fina</text:p>
          </table:table-cell>
          <table:table-cell>
            <text:p>1.2</text:p>
          </table:table-cell>
        </table:table-row>
        <table:table-row>
          <table:table-cell>
            <text:p>Mochila Urbana</text:p>
          </table:table-cell>
          <table:table-cell>
            <text:p>Mochila ligera con compartimento para portátil</text:p>
          </table:table-cell>
          <table:table-cell>
            <text:p>29.9</text:p>
          </table:table-cell>
        </table:table-row>
        <table:table-row>
          <table:table-cell>
            <text:p>Ratón Inalámbrico</text:p>
          </table:table-cell>
          <table:table-cell>
            <text:p>Ratón óptico con conexión Bluetooth</text:p>
          </table:table-cell>
          <table:table-cell>
            <text:p>12.99</text:p>
          </table:table-cell>
        </table:table-row>
        <table:table-row>
          <table:table-cell>
            <text:p>Teclado Mecánico</text:p>
          </table:table-cell>
          <table:table-cell>
            <text:p>Teclado con retroiluminación LED</text:p>
          </table:table-cell>
          <table:table-cell>
            <text:p>44.9</text:p>
          </table:table-cell>
        </table:table-row>
        <table:table-row>
          <table:table-cell>
            <text:p>Altavoz Portátil</text:p>
          </table:table-cell>
          <table:table-cell>
            <text:p>Altavoz Bluetooth resistente al agua</text:p>
          </table:table-cell>
          <table:table-cell>
            <text:p>22.5</text:p>
          </table:table-cell>
        </table:table-row>
        <table:table-row>
          <table:table-cell>
            <text:p>Termo de Acero</text:p>
          </table:table-cell>
          <table:table-cell>
            <text:p>Termo de 500 ml que mantiene temperatura 12h</text:p>
          </table:table-cell>
          <table:table-cell>
            <text:p>15.0</text:p>
          </table:table-cell>
        </table:table-row>
        <table:table-row>
          <table:table-cell>
            <text:p>Taza Cerámica</text:p>
          </table:table-cell>
          <table:table-cell>
            <text:p>Taza blanca de cerámica de 350 ml</text:p>
          </table:table-cell>
          <table:table-cell>
            <text:p>3.75</text:p>
          </table:table-cell>
        </table:table-row>
        <table:table-row>
          <table:table-cell>
            <text:p>Auriculares Intraurales</text:p>
          </table:table-cell>
          <table:table-cell>
            <text:p>Auriculares con cancelación pasiva de ruido</text:p>
          </table:table-cell>
          <table:table-cell>
            <text:p>9.8</text:p>
          </table:table-cell>
        </table:table-row>
        <table:table-row>
          <table:table-cell>
            <text:p>Lámpara de Escritorio</text:p>
          </table:table-cell>
          <table:table-cell>
            <text:p>Lámpara LED con brazo articulado</text:p>
          </table:table-cell>
          <table:table-cell>
            <text:p>18.5</text:p>
          </table:table-cell>
        </table:table-row>
        <table:table-row>
          <table:table-cell>
            <text:p>Monitor 24"</text:p>
          </table:table-cell>
          <table:table-cell>
            <text:p>Monitor Full HD con panel IPS</text:p>
          </table:table-cell>
          <table:table-cell>
            <text:p>129.0</text:p>
          </table:table-cell>
        </table:table-row>
        <table:table-row>
          <table:table-cell>
            <text:p>Silla Ergonómica</text:p>
          </table:table-cell>
          <table:table-cell>
            <text:p>Silla ajustable con soporte lumbar</text:p>
          </table:table-cell>
          <table:table-cell>
            <text:p>89.99</text:p>
          </table:table-cell>
        </table:table-row>
        <table:table-row>
          <table:table-cell>
            <text:p>Alfombrilla de Ratón</text:p>
          </table:table-cell>
          <table:table-cell>
            <text:p>Alfombrilla antideslizante de 25x20 cm</text:p>
          </table:table-cell>
          <table:table-cell>
            <text:p>2.95</text:p>
          </table:table-cell>
        </table:table-row>
        <table:table-row>
          <table:table-cell>
            <text:p>Pendrive 32GB</text:p>
          </table:table-cell>
          <table:table-cell>
            <text:p>Memoria USB 3.0 de alta velocidad</text:p>
          </table:table-cell>
          <table:table-cell>
            <text:p>7.49</text:p>
          </table:table-cell>
        </table:table-row>
        <table:table-row>
          <table:table-cell>
            <text:p>Disco SSD 512GB</text:p>
          </table:table-cell>
          <table:table-cell>
            <text:p>SSD interno de lectura rápida</text:p>
          </table:table-cell>
          <table:table-cell>
            <text:p>45.0</text:p>
          </table:table-cell>
        </table:table-row>
        <table:table-row>
          <table:table-cell>
            <text:p>Cargador USB-C</text:p>
          </table:table-cell>
          <table:table-cell>
            <text:p>Cargador rápido de 25W</text:p>
          </table:table-cell>
          <table:table-cell>
            <text:p>11.95</text:p>
          </table:table-cell>
        </table:table-row>
        <table:table-row>
          <table:table-cell>
            <text:p>Cable HDMI 2m</text:p>
          </table:table-cell>
          <table:table-cell>
            <text:p>Cable HDMI de alta calidad 4K</text:p>
          </table:table-cell>
          <table:table-cell>
            <text:p>6.5</text:p>
          </table:table-cell>
        </table:table-row>
        <table:table-row>
          <table:table-cell>
            <text:p>Hub USB 4 puertos</text:p>
          </table:table-cell>
          <table:table-cell>
            <text:p>Concentrador USB con 4 entradas 3.0</text:p>
          </table:table-cell>
          <table:table-cell>
            <text:p>14.2</text:p>
          </table:table-cell>
        </table:table-row>
        <table:table-row>
          <table:table-cell>
            <text:p>Carpeta A4</text:p>
          </table:table-cell>
          <table:table-cell>
            <text:p>Carpeta con anillas metálicas</text:p>
          </table:table-cell>
          <table:table-cell>
            <text:p>2.1</text:p>
          </table:table-cell>
        </table:table-row>
        <table:table-row>
          <table:table-cell>
            <text:p>Lápiz HB</text:p>
          </table:table-cell>
          <table:table-cell>
            <text:p>Lápiz de grafito con goma incorporada</text:p>
          </table:table-cell>
          <table:table-cell>
            <text:p>0.5</text:p>
          </table:table-cell>
        </table:table-row>
        <table:table-row>
          <table:table-cell>
            <text:p>Sobres DL</text:p>
          </table:table-cell>
          <table:table-cell>
            <text:p>Paquete de 50 sobres blancos autoadhesivos</text:p>
          </table:table-cell>
          <table:table-cell>
            <text:p>2.9</text:p>
          </table:table-cell>
        </table:table-row>
        <table:table-row>
          <table:table-cell>
            <text:p>Archivador</text:p>
          </table:table-cell>
          <table:table-cell>
            <text:p>Archivador de palanca con etiqueta lateral</text:p>
          </table:table-cell>
          <table:table-cell>
            <text:p>3.6</text:p>
          </table:table-cell>
        </table:table-row>
        <table:table-row>
          <table:table-cell>
            <text:p>Botella Deportiva</text:p>
          </table:table-cell>
          <table:table-cell>
            <text:p>Botella reutilizable de 750 ml</text:p>
          </table:table-cell>
          <table:table-cell>
            <text:p>8.4</text:p>
          </table:table-cell>
        </table:table-row>
        <table:table-row>
          <table:table-cell>
            <text:p>Post-it Amarillos</text:p>
          </table:table-cell>
          <table:table-cell>
            <text:p>Bloque de 100 notas adhesivas</text:p>
          </table:table-cell>
          <table:table-cell>
            <text:p>1.8</text:p>
          </table:table-cell>
        </table:table-row>
        <table:table-row>
          <table:table-cell>
            <text:p>Regleta 5 tomas</text:p>
          </table:table-cell>
          <table:table-cell>
            <text:p>Regleta con interruptor general</text:p>
          </table:table-cell>
          <table:table-cell>
            <text:p>9.7</text:p>
          </table:table-cell>
        </table:table-row>
        <table:table-row>
          <table:table-cell>
            <text:p>Martillo de Carpintero</text:p>
          </table:table-cell>
          <table:table-cell>
            <text:p>Martillo de acero de 300 g mango ergonómico</text:p>
          </table:table-cell>
          <table:table-cell>
            <text:p>6.8</text:p>
          </table:table-cell>
        </table:table-row>
        <table:table-row>
          <table:table-cell>
            <text:p>Destornillador Plano</text:p>
          </table:table-cell>
          <table:table-cell>
            <text:p>Destornillador punta plana 5 mm</text:p>
          </table:table-cell>
          <table:table-cell>
            <text:p>3.2</text:p>
          </table:table-cell>
        </table:table-row>
        <table:table-row>
          <table:table-cell>
            <text:p>Juego de Llaves Allen</text:p>
          </table:table-cell>
          <table:table-cell>
            <text:p>Set de 10 llaves métricas</text:p>
          </table:table-cell>
          <table:table-cell>
            <text:p>7.0</text:p>
          </table:table-cell>
        </table:table-row>
        <table:table-row>
          <table:table-cell>
            <text:p>Caja de Herramientas</text:p>
          </table:table-cell>
          <table:table-cell>
            <text:p>Caja de plástico de 40 cm con bandeja</text:p>
          </table:table-cell>
          <table:table-cell>
            <text:p>12.9</text:p>
          </table:table-cell>
        </table:table-row>
        <table:table-row>
          <table:table-cell>
            <text:p>Pintura Acrílica Blanca</text:p>
          </table:table-cell>
          <table:table-cell>
            <text:p>Bote de pintura acrílica de 250 ml</text:p>
          </table:table-cell>
          <table:table-cell>
            <text:p>4.2</text:p>
          </table:table-cell>
        </table:table-row>
        <table:table-row>
          <table:table-cell>
            <text:p>Rodillo de Pintura</text:p>
          </table:table-cell>
          <table:table-cell>
            <text:p>Rodillo de espuma 18 cm con mango</text:p>
          </table:table-cell>
          <table:table-cell>
            <text:p>3.95</text:p>
          </table:table-cell>
        </table:table-row>
        <table:table-row>
          <table:table-cell>
            <text:p>Cinta Métrica 5m</text:p>
          </table:table-cell>
          <table:table-cell>
            <text:p>Cinta profesional recubierta de nylon</text:p>
          </table:table-cell>
          <table:table-cell>
            <text:p>5.6</text:p>
          </table:table-cell>
        </table:table-row>
        <table:table-row>
          <table:table-cell>
            <text:p>Taladro Eléctrico</text:p>
          </table:table-cell>
          <table:table-cell>
            <text:p>Taladro de 500W con percutor</text:p>
          </table:table-cell>
          <table:table-cell>
            <text:p>39.9</text:p>
          </table:table-cell>
        </table:table-row>
        <table:table-row>
          <table:table-cell>
            <text:p>Linterna LED</text:p>
          </table:table-cell>
          <table:table-cell>
            <text:p>Linterna metálica recargable</text:p>
          </table:table-cell>
          <table:table-cell>
            <text:p>14.99</text:p>
          </table:table-cell>
        </table:table-row>
        <table:table-row>
          <table:table-cell>
            <text:p>Cargador Solar</text:p>
          </table:table-cell>
          <table:table-cell>
            <text:p>Panel solar portátil para móviles</text:p>
          </table:table-cell>
          <table:table-cell>
            <text:p>24.5</text:p>
          </table:table-cell>
        </table:table-row>
        <table:table-row>
          <table:table-cell>
            <text:p>Casco de Obra</text:p>
          </table:table-cell>
          <table:table-cell>
            <text:p>Casco de seguridad regulable</text:p>
          </table:table-cell>
          <table:table-cell>
            <text:p>11.0</text:p>
          </table:table-cell>
        </table:table-row>
        <table:table-row>
          <table:table-cell>
            <text:p>Guantes de Trabajo</text:p>
          </table:table-cell>
          <table:table-cell>
            <text:p>Guantes resistentes antideslizantes</text:p>
          </table:table-cell>
          <table:table-cell>
            <text:p>4.3</text:p>
          </table:table-cell>
        </table:table-row>
        <table:table-row>
          <table:table-cell>
            <text:p>Gafas de Protección</text:p>
          </table:table-cell>
          <table:table-cell>
            <text:p>Gafas transparentes antiimpacto</text:p>
          </table:table-cell>
          <table:table-cell>
            <text:p>2.8</text:p>
          </table:table-cell>
        </table:table-row>
        <table:table-row>
          <table:table-cell>
            <text:p>Caja de Tornillos</text:p>
          </table:table-cell>
          <table:table-cell>
            <text:p>Set surtido de 300 tornillos</text:p>
          </table:table-cell>
          <table:table-cell>
            <text:p>6.4</text:p>
          </table:table-cell>
        </table:table-row>
        <table:table-row>
          <table:table-cell>
            <text:p>Spray Lubricante</text:p>
          </table:table-cell>
          <table:table-cell>
            <text:p>Spray multiusos 400 ml</text:p>
          </table:table-cell>
          <table:table-cell>
            <text:p>5.1</text:p>
          </table:table-cell>
        </table:table-row>
        <table:table-row>
          <table:table-cell>
            <text:p>Barra de Siliconas</text:p>
          </table:table-cell>
          <table:table-cell>
            <text:p>Paquete de 10 barritas para pistola termofusible</text:p>
          </table:table-cell>
          <table:table-cell>
            <text:p>3.7</text:p>
          </table:table-cell>
        </table:table-row>
        <table:table-row>
          <table:table-cell>
            <text:p>Pistola de Silicona</text:p>
          </table:table-cell>
          <table:table-cell>
            <text:p>Pistola eléctrica termofusible</text:p>
          </table:table-cell>
          <table:table-cell>
            <text:p>9.9</text:p>
          </table:table-cell>
        </table:table-row>
        <table:table-row>
          <table:table-cell>
            <text:p>Escuadra Metálica</text:p>
          </table:table-cell>
          <table:table-cell>
            <text:p>Escuadra de acero de 30 cm</text:p>
          </table:table-cell>
          <table:table-cell>
            <text:p>4.1</text:p>
          </table:table-cell>
        </table:table-row>
        <table:table-row>
          <table:table-cell>
            <text:p>Nivel Láser</text:p>
          </table:table-cell>
          <table:table-cell>
            <text:p>Nivel de línea horizontal y vertical</text:p>
          </table:table-cell>
          <table:table-cell>
            <text:p>27.9</text:p>
          </table:table-cell>
        </table:table-row>
        <table:table-row>
          <table:table-cell>
            <text:p>Cepillo Metálico</text:p>
          </table:table-cell>
          <table:table-cell>
            <text:p>Cepillo para limpieza de óxido</text:p>
          </table:table-cell>
          <table:table-cell>
            <text:p>2.6</text:p>
          </table:table-cell>
        </table:table-row>
        <table:table-row>
          <table:table-cell>
            <text:p>Esponja Multiuso</text:p>
          </table:table-cell>
          <table:table-cell>
            <text:p>Esponja suave para limpieza general</text:p>
          </table:table-cell>
          <table:table-cell>
            <text:p>0.9</text:p>
          </table:table-cell>
        </table:table-row>
        <table:table-row>
          <table:table-cell>
            <text:p>Ambientador de Oficina</text:p>
          </table:table-cell>
          <table:table-cell>
            <text:p>Aromatizante en spray 250 ml</text:p>
          </table:table-cell>
          <table:table-cell>
            <text:p>2.75</text:p>
          </table:table-cell>
        </table:table-row>
        <table:table-row>
          <table:table-cell>
            <text:p>Caja Organizadora</text:p>
          </table:table-cell>
          <table:table-cell>
            <text:p>Caja de plástico transparente con separadores</text:p>
          </table:table-cell>
          <table:table-cell>
            <text:p>8.0</text:p>
          </table:table-cell>
        </table:table-row>
        <table:table-row>
          <table:table-cell>
            <text:p>Rotulador Permanente</text:p>
          </table:table-cell>
          <table:table-cell>
            <text:p>Rotulador negro resistente al agua</text:p>
          </table:table-cell>
          <table:table-cell>
            <text:p>1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